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Text_20_body">
      <style:text-properties officeooo:paragraph-rsid="016d9064"/>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6" style:family="paragraph" style:parent-style-name="Preformatted_20_Text">
      <style:text-properties fo:color="#000000" style:font-name="Liberation Mono2" fo:font-size="9pt" officeooo:rsid="0021d51a" officeooo:paragraph-rsid="0021d51a"/>
    </style:style>
    <style:style style:name="P47" style:family="paragraph" style:parent-style-name="Preformatted_20_Text">
      <style:text-properties fo:color="#000000" style:font-name="Liberation Mono2"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Title">
      <style:text-properties officeooo:rsid="00157f4f" officeooo:paragraph-rsid="00157f4f"/>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Text_20_body" style:list-style-name="L1">
      <style:text-properties officeooo:rsid="00269cd1" officeooo:paragraph-rsid="00269cd1"/>
    </style:style>
    <style:style style:name="P90" style:family="paragraph" style:parent-style-name="Text_20_body" style:list-style-name="L1">
      <style:text-properties officeooo:rsid="0026df3b" officeooo:paragraph-rsid="0026df3b"/>
    </style:style>
    <style:style style:name="P91" style:family="paragraph" style:parent-style-name="Text_20_body" style:list-style-name="L1">
      <style:text-properties officeooo:rsid="016b0381" officeooo:paragraph-rsid="016b0381"/>
    </style:style>
    <style:style style:name="P92" style:family="paragraph" style:parent-style-name="Text_20_body" style:list-style-name="L2">
      <style:text-properties officeooo:paragraph-rsid="0167af92"/>
    </style:style>
    <style:style style:name="P93"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1"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974e5"/>
    </style:style>
    <style:style style:name="T56" style:family="text">
      <style:text-properties officeooo:rsid="016d7622"/>
    </style:style>
    <style:style style:name="T57" style:family="text">
      <style:text-properties officeooo:rsid="016d9064"/>
    </style:style>
    <style:style style:name="T58" style:family="text">
      <style:text-properties officeooo:rsid="016eabe1"/>
    </style:style>
    <style:style style:name="T59" style:family="text">
      <style:text-properties officeooo:rsid="0170790a"/>
    </style:style>
    <style:style style:name="T60" style:family="text">
      <style:text-properties style:font-name="Liberation Sans" fo:font-size="18pt" officeooo:rsid="0170790a"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Creating Claim Sources</text:p>
      <text:p text:style-name="Subtitle">Version 1.<text:span text:style-name="T60">3</text:span></text:p>
      <text:h text:style-name="Heading_20_1" text:outline-level="1">Introduction</text:h>
      <text:p text:style-name="P1">This document tells you how to create claim sources for your OIDC client. <text:span text:style-name="T24">This uses the QDL scripting language. </text:span></text:p>
      <text:h text:style-name="P86"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1552086679" text:style-name="L1">
        <text:list-item>
          <text:p text:style-name="P89">pre_auth – <text:span text:style-name="T25">executed before any claims are obtained in the authorization phase.</text:span></text:p>
        </text:list-item>
        <text:list-item>
          <text:p text:style-name="P90">post_auth – executed after the initial set of claims is obtained <text:span text:style-name="T34">in the authorization phase</text:span>.</text:p>
        </text:list-item>
        <text:list-item>
          <text:p text:style-name="P90">pre_token – executed before the final set of claims is obtained <text:span text:style-name="T34">in the token phase</text:span></text:p>
        </text:list-item>
        <text:list-item>
          <text:p text:style-name="P90">post_token – excuted after the final set of claims is obtained <text:span text:style-name="T34">in the token phase</text:span></text:p>
        </text:list-item>
        <text:list-item>
          <text:p text:style-name="P90">pre_refresh – executed before the claims are refreshed</text:p>
        </text:list-item>
        <text:list-item>
          <text:p text:style-name="P90">post_refresh – executed after the claims are refreshed.</text:p>
        </text:list-item>
        <text:list-item>
          <text:p text:style-name="P91">pre_exchange - executed before the token exchange</text:p>
        </text:list-item>
        <text:list-item>
          <text:p text:style-name="P91">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7">s</text:span> in again. </text:p>
      <text:p text:style-name="P33"><text:soft-page-break/><text:span text:style-name="T57">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8">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6">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7" text:outline-level="2">Types</text:h>
      <text:p text:style-name="P13">There are <text:span text:style-name="T54">5</text:span> general types of claim sources allowed.</text:p>
      <text:list xml:id="list3602510147" text:style-name="L2">
        <text:list-item>
          <text:p text:style-name="P93">LDAP. You may specify any LDAP server and supply credentials for it. </text:p>
        </text:list-item>
        <text:list-item>
          <text:p text:style-name="P93">HTTP headers. If your server passes claims in the headers of the intial request, you may harvest them.</text:p>
        </text:list-item>
        <text:list-item>
          <text:p text:style-name="P93">File. If your server stores information about, say, users in a file system</text:p>
        </text:list-item>
        <text:list-item>
          <text:p text:style-name="P93">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2"><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8"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3"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4"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1">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ext:soft-page-break/>
        <table:table-row>
          <table:table-cell table:style-name="Table2.A2" office:value-type="string">
            <text:p text:style-name="P78">use_<text:span text:style-name="T39">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table-cell table:style-name="Table2.A2" office:value-type="string">
            <text:p text:style-name="P78">default_<text:span text:style-name="T39">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f. := new_template('file');</text:p>
      <text:p text:style-name="P54"><text:bookmark-start text:name="__DdeLink__10009_1246888521"/>f.file_path := '/home/ncsa/dev/ncsa-git/oa4mp/oa4mp-server-test-oauth2/src/main/resources/test-claims.json';</text:p>
      <text:p text:style-name="P54">file_claims. := get_claims(f. , 'jeff');<text:bookmark-end text:name="__DdeLink__10009_1246888521"/></text:p>
      <text:p text:style-name="P45">say('***** File Test');</text:p>
      <text:p text:style-name="P61">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4">Name</text:p>
          </table:table-cell>
          <table:table-cell table:style-name="Table3.A1" office:value-type="string">
            <text:p text:style-name="P64"><text:span text:style-name="T51">r</text:span>eq?</text:p>
          </table:table-cell>
          <table:table-cell table:style-name="Table3.C1" office:value-type="string">
            <text:p text:style-name="P64">Description</text:p>
          </table:table-cell>
        </table:table-row>
        <table:table-row>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2">N</text:p>
          </table:table-cell>
          <table:table-cell table:style-name="Table3.C2" office:value-type="string">
            <text:p text:style-name="P69">Rename the LDAP attributes as claims</text:p>
          </table:table-cell>
        </table:table-row>
        <table:table-row>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0">2</text:span>. := new_template('ldap');</text:p>
      <text:p text:style-name="P45">cfg<text:span text:style-name="T40">2</text:span>.address := 'ldap1.ncsa.illinois.edu,ldap2.ncsa.illinois.edu';</text:p>
      <text:p text:style-name="P49">cfg<text:span text:style-name="T40">2</text:span>.auth_type := 'none'; </text:p>
      <text:p text:style-name="P49">cfg<text:span text:style-name="T40">2</text:span>.search_base := 'ou=People,dc=ncsa,dc=illinois,dc=edu';</text:p>
      <text:p text:style-name="P49"/>
      <text:p text:style-name="P45">// <text:span text:style-name="T31">So the next two lines are key:</text:span></text:p>
      <text:p text:style-name="P45"><text:soft-page-break/></text:p>
      <text:p text:style-name="P49">// <text:span text:style-name="T31">This is the name of the attribute in LDAP to search on</text:span></text:p>
      <text:p text:style-name="P45">cfg<text:span text:style-name="T40">2</text:span>.<text:bookmark-start text:name="__DdeLink__6396_212472510"/><text:span text:style-name="T30">l</text:span><text:bookmark-end text:name="__DdeLink__6396_212472510"/><text:span text:style-name="T30">dap_name</text:span> := 'uid'; </text:p>
      <text:p text:style-name="P45"/>
      <text:p text:style-name="P45">// <text:span text:style-name="T31">There is a claim with this name, pass the value to the search engine</text:span></text:p>
      <text:p text:style-name="P49">cfg<text:span text:style-name="T40">2</text:span>.<text:span text:style-name="T30">claim</text:span>_name := 'uid';</text:p>
      <text:p text:style-name="P49"/>
      <text:p text:style-name="P49">// <text:span text:style-name="T31">The search in LDAP then is ldap_name == claim_name</text:span></text:p>
      <text:p text:style-name="P52">// <text:span text:style-name="T32">The next commands specify what attributes to get back from </text:span></text:p>
      <text:p text:style-name="P53">// the server (rather than all of them)</text:p>
      <text:p text:style-name="P50">cfg<text:span text:style-name="T40">2</text:span>.search_attributes.0<text:span text:style-name="T33"> := 'email';</text:span></text:p>
      <text:p text:style-name="P51">cfg<text:span text:style-name="T40">2</text:span>.search_attributes.1 := 'uid';</text:p>
      <text:p text:style-name="P51">cfg<text:span text:style-name="T40">2</text:span>.search_attributes.2 := 'uin';</text:p>
      <text:p text:style-name="P51">cfg<text:span text:style-name="T40">2</text:span>.search_attributes.3 := '<text:span text:style-name="T41">m</text:span>emberOf';</text:p>
      <text:p text:style-name="P51">// Since memberOf is a group, we want it parsed rather than being a long messy string</text:p>
      <text:p text:style-name="P51">cfg<text:span text:style-name="T40">2</text:span>.groups.0 := 'memberOf';</text:p>
      <text:p text:style-name="P51"/>
      <text:p text:style-name="P51">// Finally, the name in LDAP is 'memberOf' and the expected claim name is 'isMemberOf'</text:p>
      <text:p text:style-name="P51">// So we set the rename of </text:p>
      <text:p text:style-name="P51"><text:bookmark-start text:name="__DdeLink__16221_4168656669"/>cfg<text:span text:style-name="T40">2</text:span>.rename.memberOf := '<text:span text:style-name="T41">m</text:span>emberOf';<text:bookmark-end text:name="__DdeLink__16221_4168656669"/></text:p>
      <text:p text:style-name="P51"/>
      <text:p text:style-name="P45">claims. := get_claims(create_source(cfg<text:span text:style-name="T40">2</text:span>.), 'jgaynor');</text:p>
      <text:p text:style-name="P45">say('***** LDAP Test');</text:p>
      <text:p text:style-name="P61">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text:soft-page-break/></text:p>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s/><text:span text:style-name="T35">Alternate</text:span></text:h>
      <text:p text:style-name="P20">Send up a JSON object as the configuration. For scripts, this is a JSON serialization of a stem.</text:p>
      <text:p text:style-name="P20">E.g.</text:p>
      <text:p text:style-name="P55">{“qdl”: {“script”:”comanage/ldap.qdl”,</text:p>
      <text:p text:style-name="P57"><text:span text:style-name="T35"><text:s text:c="4"/>“args”:</text:span><text:bookmark text:name="s-0"/>{</text:p>
      <text:p text:style-name="P57"><text:s text:c="3"/>“<text:span text:style-name="T35">password”:”changeme!”,</text:span></text:p>
      <text:p text:style-name="P57"><text:s text:c="3"/>“<text:span text:style-name="T35">principal”:”uid=oa4mp_user,ou=system,o=MESS,o=CO,dc=cilogon,dc=org”</text:span></text:p>
      <text:p text:style-name="P58"><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6">{“qdl”: {“script”:”comanage/ldap.qdl”,</text:p>
      <text:p text:style-name="P58"><text:span text:style-name="T35"><text:s text:c="4"/>“args”:</text:span><text:bookmark text:name="s-01"/>{</text:p>
      <text:p text:style-name="P58"><text:soft-page-break/><text:s text:c="3"/>“<text:span text:style-name="T35">password”:”changeme!”,</text:span></text:p>
      <text:p text:style-name="P58"><text:s text:c="3"/>“<text:span text:style-name="T35">principal”:”uid=oa4mp_user,ou=system,o=MESS,o=CO,dc=cilogon,dc=org”</text:span></text:p>
      <text:p text:style-name="P58"><text:s text:c="3"/>"search_base"<text:bookmark text:name="s-201"/>:<text:bookmark text:name="s-211"/>"ou=People,dc=ncsa,<text:span text:style-name="T36">o=MESS, </text:span>dc=illinois,dc=edu"<text:bookmark text:name="s-221"/>,<text:line-break/><text:bookmark text:name="s-501"/> <text:s text:c="2"/>}</text:p>
      <text:p text:style-name="P58">}</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9">{“qdl”:{“code”:[lines]}}</text:p>
      <text:p text:style-name="P59"/>
      <text:p text:style-name="Text_20_body">or perhaps <text:span text:style-name="T37">if there are several things to upload</text:span></text:p>
      <text:p text:style-name="P60">{“qdl”:[</text:p>
      <text:p text:style-name="P60"><text:s text:c="3"/>{“code”:[lines0],”<text:span text:style-name="T38">phase”:”...”</text:span>}, </text:p>
      <text:p text:style-name="P60"><text:s text:c="3"/>{“code”:[lines1], “<text:span text:style-name="T38">phase”:”...”</text:span>},</text:p>
      <text:p text:style-name="P60"><text:s text:c="3"/>…</text:p>
      <text:p text:style-name="P60"><text:s text:c="2"/>]</text:p>
      <text:p text:style-name="P60">}</text:p>
      <text:p text:style-name="P59"/>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2-08T14:50:39.279277805</dc:date>
    <meta:editing-duration>P34DT6H28M56S</meta:editing-duration>
    <meta:editing-cycles>44</meta:editing-cycles>
    <meta:generator>LibreOffice/6.4.6.2$Linux_X86_64 LibreOffice_project/40$Build-2</meta:generator>
    <meta:document-statistic meta:table-count="4" meta:image-count="0" meta:object-count="0" meta:page-count="9" meta:paragraph-count="307" meta:word-count="2315" meta:character-count="15269" meta:non-whitespace-character-count="13061"/>
  </office:meta>
</office:document-meta>
</file>